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7.176cm" svg:y="149.751cm">
            <draw:object draw:notify-on-update-of-ranges="Feuille1.A1:Feuille1.A1 Feuille1.A2:Feuille1.A385 Feuille1.B1:Feuille1.B1 Feuille1.B2:Feuille1.B3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#obs</text:p>
          </table:table-cell>
          <table:table-cell office:value-type="string">
            <text:p>run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1">
            <text:p>0,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9">
            <text:p>0,7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81">
            <text:p>0,8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85">
            <text:p>0,8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87">
            <text:p>0,8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13">
            <text:p>0,11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16">
            <text:p>0,1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25">
            <text:p>0,1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27">
            <text:p>0,12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32">
            <text:p>0,13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95">
            <text:p>0,19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05">
            <text:p>0,20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13">
            <text:p>0,21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18">
            <text:p>0,21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24">
            <text:p>0,22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64">
            <text:p>0,26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276">
            <text:p>0,27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284">
            <text:p>0,2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93">
            <text:p>0,29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77">
            <text:p>0,37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87">
            <text:p>0,38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96">
            <text:p>0,3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469">
            <text:p>0,46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503">
            <text:p>0,50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93">
            <text:p>0,49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601">
            <text:p>0,60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615">
            <text:p>0,61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628">
            <text:p>0,6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645">
            <text:p>0,64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55">
            <text:p>0,5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672">
            <text:p>0,67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685">
            <text:p>0,68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869">
            <text:p>0,86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731">
            <text:p>0,73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.1002">
            <text:p>1,100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.1022">
            <text:p>1,102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877">
            <text:p>0,87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1062">
            <text:p>1,106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912">
            <text:p>0,9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.1102">
            <text:p>1,110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.1241">
            <text:p>1,124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.1483">
            <text:p>1,14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.151">
            <text:p>1,15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.1539">
            <text:p>1,153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.1568">
            <text:p>1,15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1756">
            <text:p>1,17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.1795">
            <text:p>1,179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182">
            <text:p>1,18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.1856">
            <text:p>1,18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.1308">
            <text:p>1,130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.1333">
            <text:p>1,13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.1357">
            <text:p>1,13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.1381">
            <text:p>1,138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.1614">
            <text:p>1,161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.163">
            <text:p>1,1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.1661">
            <text:p>1,16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.1685">
            <text:p>1,168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712">
            <text:p>1,171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.2006">
            <text:p>2,200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.1914">
            <text:p>1,191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.1949">
            <text:p>1,194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.1982">
            <text:p>1,198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.201">
            <text:p>2,20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.2034">
            <text:p>2,203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.2227">
            <text:p>2,222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.2536">
            <text:p>2,253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.2563">
            <text:p>2,256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.2601">
            <text:p>2,260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.2633">
            <text:p>2,263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.2925">
            <text:p>2,292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.2959">
            <text:p>2,295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.3001">
            <text:p>3,300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.3039">
            <text:p>3,303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.3077">
            <text:p>3,307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.3117">
            <text:p>3,3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.3159">
            <text:p>3,315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.3194">
            <text:p>3,31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.3591">
            <text:p>3,359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.3634">
            <text:p>3,363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.3678">
            <text:p>3,367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.3726">
            <text:p>3,372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.3772">
            <text:p>3,377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.382">
            <text:p>3,38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.3867">
            <text:p>3,386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.4227">
            <text:p>4,422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.4281">
            <text:p>4,428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.4324">
            <text:p>4,43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.4385">
            <text:p>4,438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.4433">
            <text:p>4,443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.5258">
            <text:p>5,525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.5026">
            <text:p>5,50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.5088">
            <text:p>5,508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.5157">
            <text:p>5,515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.5215">
            <text:p>5,521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.5268">
            <text:p>5,526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.5324">
            <text:p>5,532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.5385">
            <text:p>5,538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.5453">
            <text:p>5,545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.5514">
            <text:p>5,55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.5579">
            <text:p>5,557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.5634">
            <text:p>5,563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.6228">
            <text:p>6,622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.6323">
            <text:p>6,632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.637">
            <text:p>6,63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6.6433">
            <text:p>6,643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.6517">
            <text:p>6,651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.7377">
            <text:p>7,737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7024">
            <text:p>7,702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.71">
            <text:p>7,7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.7182">
            <text:p>7,718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.7257">
            <text:p>7,725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.7334">
            <text:p>7,733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.7897">
            <text:p>7,789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.8722">
            <text:p>8,872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8.8802">
            <text:p>8,880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.8884">
            <text:p>8,888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8.8972">
            <text:p>8,897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.9735">
            <text:p>9,973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.9826">
            <text:p>9,982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.9925">
            <text:p>9,992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0.10058">
            <text:p>10,1005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0.10131">
            <text:p>10,1013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0.10246">
            <text:p>10,1024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0.10396">
            <text:p>10,103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0.10435">
            <text:p>10,1043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1.11386">
            <text:p>11,1138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1.11534">
            <text:p>11,1153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1.11629">
            <text:p>11,1162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.11729">
            <text:p>11,1172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1.11837">
            <text:p>11,1183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1.11982">
            <text:p>11,1198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2.1208">
            <text:p>12,120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.1295">
            <text:p>12,129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3.13087">
            <text:p>13,1308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3.1321">
            <text:p>13,132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3.13373">
            <text:p>13,1337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3.13471">
            <text:p>13,1347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5365">
            <text:p>15,1536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4.14851">
            <text:p>14,1485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.14986">
            <text:p>14,1498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.1511">
            <text:p>15,151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5.15257">
            <text:p>15,1525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5.15521">
            <text:p>15,1552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5.15508">
            <text:p>15,155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.15662">
            <text:p>15,1566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5.15823">
            <text:p>15,1582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5.15949">
            <text:p>15,1594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6.16072">
            <text:p>16,1607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6.16202">
            <text:p>16,162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7.17551">
            <text:p>17,1755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7.17695">
            <text:p>17,1769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.17837">
            <text:p>17,1783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8.18083">
            <text:p>18,1808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.18155">
            <text:p>18,1815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0.20327">
            <text:p>20,2032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.19277">
            <text:p>19,1927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.19469">
            <text:p>19,1946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.19606">
            <text:p>19,1960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.19782">
            <text:p>19,1978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.19944">
            <text:p>19,1994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1.21125">
            <text:p>21,2112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2.22882">
            <text:p>22,2288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3.23059">
            <text:p>23,2305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3.23257">
            <text:p>23,2325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3.23442">
            <text:p>23,2344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5.25068">
            <text:p>25,2506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5.25269">
            <text:p>25,2526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.25457">
            <text:p>25,2545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5.25658">
            <text:p>25,2565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5.25872">
            <text:p>25,2587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6.26088">
            <text:p>26,2608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6.26392">
            <text:p>26,2639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6.2648">
            <text:p>26,264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8.28438">
            <text:p>28,2843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8.28641">
            <text:p>28,2864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8.28909">
            <text:p>28,2890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9.2916">
            <text:p>29,291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9.29312">
            <text:p>29,2931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9.29543">
            <text:p>29,2954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.29756">
            <text:p>29,2975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.3165">
            <text:p>31,316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1.31782">
            <text:p>31,3178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2.32005">
            <text:p>32,3200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2.32305">
            <text:p>32,3230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2.32477">
            <text:p>32,3247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6.36356">
            <text:p>36,3635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5.35192">
            <text:p>35,3519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5.35437">
            <text:p>35,3543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5.35735">
            <text:p>35,3573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5.35943">
            <text:p>35,3594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6.36236">
            <text:p>36,3623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6.36507">
            <text:p>36,3650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6.36738">
            <text:p>36,3673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7.37046">
            <text:p>37,3704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7.37272">
            <text:p>37,3727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7.37554">
            <text:p>37,3755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7.37812">
            <text:p>37,3781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.40345">
            <text:p>40,4034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0.40576">
            <text:p>40,4057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0.40869">
            <text:p>40,4086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1.4141">
            <text:p>41,414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1.4147">
            <text:p>41,414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6.46017">
            <text:p>46,4601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3.43618">
            <text:p>43,4361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43.4385">
            <text:p>43,438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4.44189">
            <text:p>44,4418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4.44444">
            <text:p>44,4444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4.44783">
            <text:p>44,4478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6.4695">
            <text:p>46,469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0.50133">
            <text:p>50,5013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.50554">
            <text:p>50,505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.50801">
            <text:p>50,5080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0.50992">
            <text:p>50,5099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4.54091">
            <text:p>54,5409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4.54564">
            <text:p>54,5456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4.54905">
            <text:p>54,5490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5.55206">
            <text:p>55,5520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5.55711">
            <text:p>55,5571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6.56015">
            <text:p>56,5601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6.56291">
            <text:p>56,5629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6.56655">
            <text:p>56,5665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0.60237">
            <text:p>60,6023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61.61042">
            <text:p>61,6104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60.60816">
            <text:p>60,6081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1.61263">
            <text:p>61,6126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1.61603">
            <text:p>61,6160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62.6204">
            <text:p>62,620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2.62409">
            <text:p>62,6240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5.65647">
            <text:p>65,6564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65.65919">
            <text:p>65,6591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66.66338">
            <text:p>66,6633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66.66725">
            <text:p>66,6672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7.67146">
            <text:p>67,6714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3.73321">
            <text:p>73,7332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1.71506">
            <text:p>71,7150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1.71914">
            <text:p>71,7191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2.72453">
            <text:p>72,7245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2.72824">
            <text:p>72,7282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3.73395">
            <text:p>73,7339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4.74072">
            <text:p>74,7407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4.74149">
            <text:p>74,7414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4.74598">
            <text:p>74,7459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5.75113">
            <text:p>75,7511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5.75452">
            <text:p>75,7545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5.75916">
            <text:p>75,7591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80.80589">
            <text:p>80,8058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80.80741">
            <text:p>80,8074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1.81056">
            <text:p>81,8105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81.81554">
            <text:p>81,8155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82.82272">
            <text:p>82,8227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0.90446">
            <text:p>90,9044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85.85841">
            <text:p>85,8584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86.86266">
            <text:p>86,8626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86.86481">
            <text:p>86,8648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86.86997">
            <text:p>86,8699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87.87508">
            <text:p>87,8750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91.91196">
            <text:p>91,9119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6.96423">
            <text:p>96,9642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97.97405">
            <text:p>97,9740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98.98204">
            <text:p>98,9820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98.98022">
            <text:p>98,9802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02.102908">
            <text:p>102,10290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4.104394">
            <text:p>104,10439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3.103965">
            <text:p>103,10396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04.104605">
            <text:p>104,1046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06.10648">
            <text:p>106,1064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05.105717">
            <text:p>105,10571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6.106316">
            <text:p>106,10631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06.106942">
            <text:p>106,10694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2.112313">
            <text:p>112,11231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13.113004">
            <text:p>113,11300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13.113562">
            <text:p>113,11356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4.114432">
            <text:p>114,11443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14.114799">
            <text:p>114,114799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15.115415">
            <text:p>115,11541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6.11606">
            <text:p>116,1160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21.121001">
            <text:p>121,12100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21.121718">
            <text:p>121,12171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2.122282">
            <text:p>122,12228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22.122959">
            <text:p>122,12295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23.123554">
            <text:p>123,12355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33.133854">
            <text:p>133,13385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30.130854">
            <text:p>130,13085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31.131543">
            <text:p>131,13154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33.133049">
            <text:p>133,13304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32.132906">
            <text:p>132,13290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3.133602">
            <text:p>133,13360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4.134715">
            <text:p>134,13471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35.135387">
            <text:p>135,13538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5.135774">
            <text:p>135,13577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36.13636">
            <text:p>136,1363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37.137167">
            <text:p>137,13716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37.137978">
            <text:p>137,13797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44.144475">
            <text:p>144,14447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5.145751">
            <text:p>145,14575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6.146301">
            <text:p>146,14630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6.146626">
            <text:p>146,14662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47.147367">
            <text:p>147,14736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1.161712">
            <text:p>161,16171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52.152109">
            <text:p>152,15210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53.153694">
            <text:p>153,15369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54.154267">
            <text:p>154,15426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55.155592">
            <text:p>155,15559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55.155816">
            <text:p>155,155816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61.161545">
            <text:p>161,16154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69.169434">
            <text:p>169,16943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70.170276">
            <text:p>170,17027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1.171088">
            <text:p>171,17108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72.172294">
            <text:p>172,17229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79.179819">
            <text:p>179,17981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80.180326">
            <text:p>180,18032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81.181149">
            <text:p>181,18114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82.182213">
            <text:p>182,18221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82.182918">
            <text:p>182,18291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83.183815">
            <text:p>183,18381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85.185014">
            <text:p>185,18501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6.186743">
            <text:p>186,18674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4.194399">
            <text:p>194,19439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94.19479">
            <text:p>194,19479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96.196625">
            <text:p>196,19662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7.197612">
            <text:p>197,19761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97.197603">
            <text:p>197,19760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98.198519">
            <text:p>198,19851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99.199339">
            <text:p>199,199339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07.207049">
            <text:p>207,20704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07.20785">
            <text:p>207,2078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09.209032">
            <text:p>209,20903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09.209718">
            <text:p>209,209718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10.210704">
            <text:p>210,21070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25.225943">
            <text:p>225,22594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21.221665">
            <text:p>221,22166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22.222507">
            <text:p>222,22250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23.223698">
            <text:p>223,223698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24.224531">
            <text:p>224,22453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26.226797">
            <text:p>226,22679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26.226598">
            <text:p>226,226598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27.227589">
            <text:p>227,22758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28.228804">
            <text:p>228,22880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29.229683">
            <text:p>229,22968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30.230651">
            <text:p>230,230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31.231721">
            <text:p>231,23172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41.241402">
            <text:p>241,241402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5-04-24T15:40:37</meta:creation-date>
    <dc:date>2015-04-24T15:45:23</dc:date>
    <dc:creator>Tony </dc:creator>
    <meta:editing-duration>PT20S</meta:editing-duration>
    <meta:editing-cycles>2</meta:editing-cycles>
    <meta:generator>LibreOffice/3.5$Linux_x86 LibreOffice_project/350m1$Build-2</meta:generator>
    <meta:document-statistic meta:table-count="3" meta:cell-count="7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751cm" svg:y="1.316cm" style:legend-expansion="custom" chartooo:width="2.272cm" chartooo:height="0.598cm" style:legend-expansion-aspect-ratio="3.79933110367893" chart:style-name="ch2"/>
        <chart:plot-area chart:style-name="ch3" table:cell-range-address="Feuille1.A1:Feuille1.B385" chart:data-source-has-labels="row" svg:x="0.769cm" svg:y="0.855cm" svg:width="12.108cm" svg:height="7.545cm">
          <chartooo:coordinate-region svg:x="1.576cm" svg:y="1.055cm" svg:width="11.021cm" svg:height="6.698cm"/>
          <chart:axis chart:dimension="x" chart:name="primary-x" chart:style-name="ch4">
            <chart:title svg:x="4.914cm" svg:y="8.44cm" chart:style-name="ch5">
              <text:p>Input Size (# of time units)</text:p>
            </chart:title>
          </chart:axis>
          <chart:axis chart:dimension="y" chart:name="primary-y" chart:style-name="ch4">
            <chart:title svg:x="0cm" svg:y="5.967cm" chart:style-name="ch6">
              <text:p>Time (in seconds)</text:p>
            </chart:title>
            <chart:grid chart:style-name="ch7" chart:class="major"/>
          </chart:axis>
          <chart:series chart:style-name="ch8" chart:values-cell-range-address="Feuille1.B2:Feuille1.B385" chart:label-cell-address="Feuille1.B1:Feuille1.B1" chart:class="chart:scatter">
            <chart:domain table:cell-range-address="Feuille1.A2:Feuille1.A385"/>
            <chart:data-point chart:repeated="3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untim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85</svg:desc>
                </draw:g>
              </table:table-cell>
              <table:table-cell office:value-type="float" office:value="0.7">
                <text:p>0.7</text:p>
                <draw:g>
                  <svg:desc>Feuille1.B2:Feuille1.B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1002">
                <text:p>1.1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1022">
                <text:p>1.1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1062">
                <text:p>1.1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1102">
                <text:p>1.11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1241">
                <text:p>1.12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1483">
                <text:p>1.14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1539">
                <text:p>1.15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1568">
                <text:p>1.1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1756">
                <text:p>1.1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1795">
                <text:p>1.17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1856">
                <text:p>1.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1308">
                <text:p>1.13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1333">
                <text:p>1.1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1357">
                <text:p>1.13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1381">
                <text:p>1.13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1614">
                <text:p>1.16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1712">
                <text:p>1.17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2006">
                <text:p>2.20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1914">
                <text:p>1.19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1949">
                <text:p>1.1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1982">
                <text:p>1.19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201">
                <text:p>2.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2034">
                <text:p>2.20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.2227">
                <text:p>2.2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.2536">
                <text:p>2.2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2601">
                <text:p>2.2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2633">
                <text:p>2.2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2925">
                <text:p>2.2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2959">
                <text:p>2.29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.3001">
                <text:p>3.3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.3039">
                <text:p>3.30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.3117">
                <text:p>3.3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.3159">
                <text:p>3.3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3194">
                <text:p>3.31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3591">
                <text:p>3.35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3634">
                <text:p>3.36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.3678">
                <text:p>3.36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3726">
                <text:p>3.3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.3772">
                <text:p>3.37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.382">
                <text:p>3.3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.3867">
                <text:p>3.38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4227">
                <text:p>4.42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4281">
                <text:p>4.4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4324">
                <text:p>4.43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4385">
                <text:p>4.43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4433">
                <text:p>4.44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5258">
                <text:p>5.5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5026">
                <text:p>5.50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5088">
                <text:p>5.5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5157">
                <text:p>5.5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5215">
                <text:p>5.5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5268">
                <text:p>5.52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5324">
                <text:p>5.5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5385">
                <text:p>5.53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5453">
                <text:p>5.54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5514">
                <text:p>5.55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5579">
                <text:p>5.55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5634">
                <text:p>5.56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6228">
                <text:p>6.62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6323">
                <text:p>6.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637">
                <text:p>6.6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6433">
                <text:p>6.6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6517">
                <text:p>6.65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.7377">
                <text:p>7.7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7024">
                <text:p>7.7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.7182">
                <text:p>7.71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.7257">
                <text:p>7.7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.7334">
                <text:p>7.7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.7897">
                <text:p>7.78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.8722">
                <text:p>8.87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.8802">
                <text:p>8.88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.8884">
                <text:p>8.8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.8972">
                <text:p>8.89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.9735">
                <text:p>9.97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.9826">
                <text:p>9.9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.9925">
                <text:p>9.9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.10058">
                <text:p>10.100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.10131">
                <text:p>10.101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10246">
                <text:p>10.102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10396">
                <text:p>10.103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10435">
                <text:p>10.104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.11386">
                <text:p>11.113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.11534">
                <text:p>11.115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.11629">
                <text:p>11.116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.11729">
                <text:p>11.117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.11837">
                <text:p>11.118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.11982">
                <text:p>11.11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.1208">
                <text:p>12.12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1295">
                <text:p>12.12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.13087">
                <text:p>13.130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3.1321">
                <text:p>13.13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3.13373">
                <text:p>13.133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3.13471">
                <text:p>13.134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5.15365">
                <text:p>15.15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4.14851">
                <text:p>14.148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4.14986">
                <text:p>14.149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5.1511">
                <text:p>15.15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5.15257">
                <text:p>15.152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5.15521">
                <text:p>15.155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5.15508">
                <text:p>15.155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5.15662">
                <text:p>15.15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5.15823">
                <text:p>15.158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5.15949">
                <text:p>15.159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6.16072">
                <text:p>16.160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6.16202">
                <text:p>16.162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7.17551">
                <text:p>17.175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7.17695">
                <text:p>17.176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7.17837">
                <text:p>17.178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8.18083">
                <text:p>18.18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.18155">
                <text:p>18.181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0.20327">
                <text:p>20.203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.19277">
                <text:p>19.192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.19469">
                <text:p>19.194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.19606">
                <text:p>19.196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9.19782">
                <text:p>19.197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9.19944">
                <text:p>19.199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1.21125">
                <text:p>21.21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2.22882">
                <text:p>22.228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3.23059">
                <text:p>23.23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3.23257">
                <text:p>23.23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.23442">
                <text:p>23.234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5.25068">
                <text:p>25.250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5.25269">
                <text:p>25.252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5.25457">
                <text:p>25.254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5.25658">
                <text:p>25.256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5.25872">
                <text:p>25.258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6.26088">
                <text:p>26.260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6.26392">
                <text:p>26.263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6.2648">
                <text:p>26.26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8.28438">
                <text:p>28.284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.28641">
                <text:p>28.286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8.28909">
                <text:p>28.289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9.2916">
                <text:p>29.29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9.29312">
                <text:p>29.293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9.29543">
                <text:p>29.29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9.29756">
                <text:p>29.297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1.3165">
                <text:p>31.31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1.31782">
                <text:p>31.317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2.32005">
                <text:p>32.320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2.32305">
                <text:p>32.323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2.32477">
                <text:p>32.324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6.36356">
                <text:p>36.36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5.35192">
                <text:p>35.351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5.35437">
                <text:p>35.354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5.35735">
                <text:p>35.357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5.35943">
                <text:p>35.359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6.36236">
                <text:p>36.362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6.36507">
                <text:p>36.365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6.36738">
                <text:p>36.367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7.37046">
                <text:p>37.370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7.37272">
                <text:p>37.372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7.37554">
                <text:p>37.375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7.37812">
                <text:p>37.378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0.40345">
                <text:p>40.403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0.40576">
                <text:p>40.405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0.40869">
                <text:p>40.408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1.4141">
                <text:p>41.41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1.4147">
                <text:p>41.4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6.46017">
                <text:p>46.460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3.43618">
                <text:p>43.43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3.4385">
                <text:p>43.4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4.44189">
                <text:p>44.441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4.44444">
                <text:p>44.444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4.44783">
                <text:p>44.447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6.4695">
                <text:p>46.46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0.50133">
                <text:p>50.501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0.50554">
                <text:p>50.505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0.50801">
                <text:p>50.508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0.50992">
                <text:p>50.509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4.54091">
                <text:p>54.540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4.54564">
                <text:p>54.545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4.54905">
                <text:p>54.549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5.55206">
                <text:p>55.552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5.55711">
                <text:p>55.557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6.56015">
                <text:p>56.560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6.56291">
                <text:p>56.562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6.56655">
                <text:p>56.566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60.60237">
                <text:p>60.602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1.61042">
                <text:p>61.610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0.60816">
                <text:p>60.608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1.61263">
                <text:p>61.612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1.61603">
                <text:p>61.616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2.6204">
                <text:p>62.62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2.62409">
                <text:p>62.624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65.65647">
                <text:p>65.656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5.65919">
                <text:p>65.659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6.66338">
                <text:p>66.663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6.66725">
                <text:p>66.667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7.67146">
                <text:p>67.671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3.73321">
                <text:p>73.733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1.71506">
                <text:p>71.715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1.71914">
                <text:p>71.719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2.72453">
                <text:p>72.724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2.72824">
                <text:p>72.728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3.73395">
                <text:p>73.733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4.74072">
                <text:p>74.740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4.74149">
                <text:p>74.741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4.74598">
                <text:p>74.745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5.75113">
                <text:p>75.751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5.75452">
                <text:p>75.754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5.75916">
                <text:p>75.759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0.80589">
                <text:p>80.805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0.80741">
                <text:p>80.807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1.81056">
                <text:p>81.810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1.81554">
                <text:p>81.815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2.82272">
                <text:p>82.822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90.90446">
                <text:p>90.904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5.85841">
                <text:p>85.858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6.86266">
                <text:p>86.862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6.86481">
                <text:p>86.864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6.86997">
                <text:p>86.869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7.87508">
                <text:p>87.875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1.91196">
                <text:p>91.911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6.96423">
                <text:p>96.964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7.97405">
                <text:p>97.974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8.98204">
                <text:p>98.982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8.98022">
                <text:p>98.980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2.102908">
                <text:p>102.1029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4.104394">
                <text:p>104.1043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03.103965">
                <text:p>103.1039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4.104605">
                <text:p>104.1046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6.10648">
                <text:p>106.106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5.105717">
                <text:p>105.1057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6.106316">
                <text:p>106.1063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6.106942">
                <text:p>106.106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12.112313">
                <text:p>112.1123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13.113004">
                <text:p>113.1130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13.113562">
                <text:p>113.1135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14.114432">
                <text:p>114.1144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14.114799">
                <text:p>114.1147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15.115415">
                <text:p>115.1154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6.11606">
                <text:p>116.116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21.121001">
                <text:p>121.1210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21.121718">
                <text:p>121.1217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22.122282">
                <text:p>122.1222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22.122959">
                <text:p>122.1229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23.123554">
                <text:p>123.1235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33.133854">
                <text:p>133.1338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30.130854">
                <text:p>130.1308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31.131543">
                <text:p>131.1315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33.133049">
                <text:p>133.1330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32.132906">
                <text:p>132.1329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33.133602">
                <text:p>133.1336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34.134715">
                <text:p>134.1347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35.135387">
                <text:p>135.1353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35.135774">
                <text:p>135.1357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36.13636">
                <text:p>136.136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37.137167">
                <text:p>137.1371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37.137978">
                <text:p>137.1379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44.144475">
                <text:p>144.1444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45.145751">
                <text:p>145.1457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46.146301">
                <text:p>146.146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6.146626">
                <text:p>146.1466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7.147367">
                <text:p>147.1473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61.161712">
                <text:p>161.1617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52.152109">
                <text:p>152.1521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53.153694">
                <text:p>153.1536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54.154267">
                <text:p>154.1542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55.155592">
                <text:p>155.1555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55.155816">
                <text:p>155.1558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61.161545">
                <text:p>161.1615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69.169434">
                <text:p>169.1694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70.170276">
                <text:p>170.1702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71.171088">
                <text:p>171.1710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72.172294">
                <text:p>172.1722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79.179819">
                <text:p>179.1798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80.180326">
                <text:p>180.1803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81.181149">
                <text:p>181.1811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82.182213">
                <text:p>182.1822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82.182918">
                <text:p>182.1829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83.183815">
                <text:p>183.1838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85.185014">
                <text:p>185.1850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86.186743">
                <text:p>186.1867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94.194399">
                <text:p>194.1943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94.19479">
                <text:p>194.19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96.196625">
                <text:p>196.1966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97.197612">
                <text:p>197.1976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97.197603">
                <text:p>197.1976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98.198519">
                <text:p>198.1985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99.199339">
                <text:p>199.1993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07.207049">
                <text:p>207.2070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07.20785">
                <text:p>207.207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09.209032">
                <text:p>209.2090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09.209718">
                <text:p>209.2097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10.210704">
                <text:p>210.2107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25.225943">
                <text:p>225.2259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21.221665">
                <text:p>221.2216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22.222507">
                <text:p>222.2225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23.223698">
                <text:p>223.2236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24.224531">
                <text:p>224.2245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26.226797">
                <text:p>226.2267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26.226598">
                <text:p>226.2265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27.227589">
                <text:p>227.2275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28.228804">
                <text:p>228.2288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29.229683">
                <text:p>229.2296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30.230651">
                <text:p>230.2306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31.231721">
                <text:p>231.2317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41.241402">
                <text:p>241.241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